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239000004F6000004F6AB59A685DBBF3EA3.svg" manifest:media-type="image/svg+xml"/>
  <manifest:file-entry manifest:full-path="Pictures/1000020100000030000000309257C5BA2BCD5E13.png" manifest:media-type="image/png"/>
  <manifest:file-entry manifest:full-path="Pictures/10001239000004F6000004F6F8D29DDA9C08B5C0.svg" manifest:media-type="image/svg+xml"/>
  <manifest:file-entry manifest:full-path="Pictures/10000201000000300000003099B84C1CFF153D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cm" svg:stroke-color="#127622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127622" draw:marker-start-width="0.5cm" draw:marker-end-width="0.5cm" draw:fill-color="#77bc65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size-asian="32pt"/>
    </style:style>
    <style:style style:name="P2" style:family="paragraph">
      <loext:graphic-properties draw:fill-color="#ffffff"/>
      <style:paragraph-properties style:writing-mode="lr-tb"/>
      <style:text-properties style:font-size-asian="20pt"/>
    </style:style>
    <style:style style:name="P3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77bc65"/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style:font-name="Noto Sans1" fo:font-size="12pt" style:font-name-asian="Noto Sans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llustrate How to Comm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6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draw:line draw:style-name="gr7" draw:text-style-name="P9" draw:layer="layout" svg:x1="17.647cm" svg:y1="9.8cm" svg:x2="17.647cm" svg:y2="9.00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0">
        <draw:frame draw:style-name="gr8" draw:text-style-name="P8" draw:layer="layout" svg:width="1.94cm" svg:height="1.94cm" svg:x="8.648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draw:line draw:style-name="gr7" draw:text-style-name="P9" draw:layer="layout" svg:x1="17.647cm" svg:y1="9.8cm" svg:x2="17.647cm" svg:y2="9.001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frame draw:style-name="gr8" draw:text-style-name="P8" draw:layer="layout" svg:width="1.94cm" svg:height="1.94cm" svg:x="8.648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1.2cm" svg:x="17.04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10.001cm" svg:x2="17.647cm" svg:y2="9cm">
          <text:p/>
        </draw:line>
        <draw:line draw:style-name="gr7" draw:text-style-name="P9" draw:layer="layout" svg:x1="17.647cm" svg:y1="12cm" svg:x2="17.647cm" svg:y2="11.201cm">
          <text:p/>
        </draw:line>
        <draw:frame draw:style-name="gr8" draw:text-style-name="P8" draw:layer="layout" svg:width="1.94cm" svg:height="1.94cm" svg:x="16.66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line draw:style-name="gr9" draw:text-style-name="P9" draw:layer="layout" svg:x1="11.4cm" svg:y1="6.2cm" svg:x2="15.8cm" svg:y2="6.2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0">
        <draw:frame draw:style-name="gr8" draw:text-style-name="P8" draw:layer="layout" svg:width="1.94cm" svg:height="1.94cm" svg:x="8.648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1.2cm" svg:x="17.04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10.001cm" svg:x2="17.647cm" svg:y2="9cm">
          <text:p/>
        </draw:line>
        <draw:line draw:style-name="gr7" draw:text-style-name="P9" draw:layer="layout" svg:x1="17.647cm" svg:y1="12cm" svg:x2="17.647cm" svg:y2="11.201cm">
          <text:p/>
        </draw:line>
        <draw:frame draw:style-name="gr8" draw:text-style-name="P8" draw:layer="layout" svg:width="1.94cm" svg:height="1.94cm" svg:x="16.66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line draw:style-name="gr9" draw:text-style-name="P9" draw:layer="layout" svg:x1="11.4cm" svg:y1="6.2cm" svg:x2="15.8cm" svg:y2="6.2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frame draw:style-name="gr8" draw:text-style-name="P8" draw:layer="layout" svg:width="1.94cm" svg:height="1.94cm" svg:x="8.648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1.2cm" svg:x="17.04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10.001cm" svg:x2="17.647cm" svg:y2="9cm">
          <text:p/>
        </draw:line>
        <draw:line draw:style-name="gr7" draw:text-style-name="P9" draw:layer="layout" svg:x1="17.647cm" svg:y1="12cm" svg:x2="17.647cm" svg:y2="11.201cm">
          <text:p/>
        </draw:line>
        <draw:line draw:style-name="gr9" draw:text-style-name="P9" draw:layer="layout" svg:x1="11.4cm" svg:y1="6.2cm" svg:x2="15.8cm" svg:y2="6.2cm">
          <text:p/>
        </draw:line>
        <draw:custom-shape draw:style-name="gr10" draw:text-style-name="P11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0">
        <draw:custom-shape draw:style-name="gr10" draw:text-style-name="P11" draw:layer="layout" svg:width="1.2cm" svg:height="1.2cm" svg:x="17.04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94cm" svg:height="1.94cm" svg:x="8.648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99B84C1CFF153D3C.png" xlink:type="simple" xlink:show="embed" xlink:actuate="onLoad" loext:mime-type="image/png"/>
        </draw:frame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cm" svg:height="1.2cm" svg:x="17.04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1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10.001cm" svg:x2="17.647cm" svg:y2="9cm">
          <text:p/>
        </draw:line>
        <draw:line draw:style-name="gr7" draw:text-style-name="P9" draw:layer="layout" svg:x1="17.647cm" svg:y1="12cm" svg:x2="17.647cm" svg:y2="11.201cm">
          <text:p/>
        </draw:line>
        <draw:line draw:style-name="gr7" draw:text-style-name="P9" draw:layer="layout" svg:x1="17.647cm" svg:y1="7.801cm" svg:x2="17.647cm" svg:y2="6.8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1:54:58.471000000</meta:creation-date>
    <meta:generator>LibreOffice/6.3.4.2$Windows_X86_64 LibreOffice_project/60da17e045e08f1793c57c00ba83cdfce946d0aa</meta:generator>
    <dc:date>2020-04-20T08:20:32.999000000</dc:date>
    <meta:editing-duration>PT11M5S</meta:editing-duration>
    <meta:editing-cycles>3</meta:editing-cycles>
    <meta:document-statistic meta:object-count="93"/>
  </office:meta>
</office:document-meta>
</file>